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7d" officeooo:paragraph-rsid="001daa7d"/>
    </style:style>
    <style:style style:name="T1" style:family="text">
      <style:text-properties officeooo:rsid="001f7241"/>
    </style:style>
    <style:style style:name="T2" style:family="text">
      <style:text-properties officeooo:rsid="00215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text:span text:style-name="T1">x</text:span><text:span text:style-name="T2">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21:47:27.362872058</meta:creation-date>
    <dc:date>2020-07-17T22:49:27.797925451</dc:date>
    <meta:editing-duration>PT1H2M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